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12.346cm" fo:min-width="13.365cm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1.416cm" fo:min-width="13.34cm" fo:padding-top="0.177cm" fo:padding-bottom="0.177cm" fo:padding-left="0.302cm" fo:padding-right="0.302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63cm" fo:min-width="1.427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3333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ffff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763cm" fo:min-width="2.38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cc33" draw:marker-start-width="0.252cm" draw:marker-end-width="0.252cm" draw:fill="none" draw:textarea-horizontal-align="justify" draw:textarea-vertical-align="middle" draw:auto-grow-height="false" fo:min-height="3.374cm" fo:min-width="4.3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3333" draw:marker-start-width="0.252cm" draw:marker-end-width="0.252cm" draw:fill="none" draw:textarea-horizontal-align="justify" draw:textarea-vertical-align="middle" draw:auto-grow-height="false" fo:min-height="5.498cm" fo:min-width="1.888cm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10.611cm" fo:min-width="1.472cm" fo:padding-top="0.177cm" fo:padding-bottom="0.177cm" fo:padding-left="0.302cm" fo:padding-right="0.302cm"/>
    </style:style>
    <style:style style:name="gr11" style:family="graphic" style:parent-style-name="standard">
      <style:graphic-properties draw:stroke="solid" svg:stroke-width="0.035cm" svg:stroke-color="#000000" draw:marker-start-width="0.252cm" draw:marker-end-width="0.252cm" draw:fill-color="#ff3333" draw:textarea-horizontal-align="justify" draw:textarea-vertical-align="middle" draw:auto-grow-height="false" fo:min-height="0.709cm" fo:min-width="1.312cm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-color="#3333ff" draw:textarea-horizontal-align="justify" draw:textarea-vertical-align="middle" draw:auto-grow-height="false" fo:min-height="0.709cm" fo:min-width="1.312cm" fo:padding-top="0.142cm" fo:padding-bottom="0.142cm" fo:padding-left="0.267cm" fo:padding-right="0.267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00cc33" draw:textarea-horizontal-align="justify" draw:textarea-vertical-align="middle" draw:auto-grow-height="false" fo:min-height="0.708cm" fo:min-width="1.312cm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0.709cm" fo:min-width="1.312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16.7000007629395pt"/>
    </style:style>
    <style:style style:name="P3" style:family="paragraph">
      <loext:graphic-properties draw:fill-color="#ffffff"/>
      <style:paragraph-properties fo:text-align="center"/>
      <style:text-properties fo:font-size="16.7000007629395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-color="#00cc33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69cm" svg:height="12.7cm" svg:x="0.028cm" svg:y="0.0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3.944cm" svg:height="1.77cm" svg:x="0.041cm" svg:y="-0.0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61cm" svg:height="1.047cm" svg:x="11.598cm" svg:y="0.362cm">
          <text:p text:style-name="P2">Wipe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961cm" svg:height="1.047cm" svg:x="0.489cm" svg:y="0.347cm">
            <text:p text:style-name="P4">Line</text:p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065cm" svg:y1="5.302cm" svg:x2="9.486cm" svg:y2="3.414cm">
            <text:p/>
          </draw:line>
          <draw:line draw:style-name="gr5" draw:text-style-name="P5" draw:layer="layout" svg:x1="4.296cm" svg:y1="9.078cm" svg:x2="8.794cm" svg:y2="10.966cm">
            <text:p/>
          </draw:line>
          <draw:line draw:style-name="gr6" draw:text-style-name="P5" draw:layer="layout" svg:x1="4.757cm" svg:y1="6.954cm" svg:x2="6.256cm" svg:y2="11.792cm">
            <text:p/>
          </draw:line>
        </draw:g>
        <draw:g>
          <draw:custom-shape draw:style-name="gr7" draw:text-style-name="P1" draw:layer="layout" svg:width="2.92cm" svg:height="1.047cm" svg:x="2.76cm" svg:y="0.347cm">
            <text:p text:style-name="P4">Rectangle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844cm" svg:height="3.658cm" svg:x="7.18cm" svg:y="2.94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2.422cm" svg:height="5.782cm" svg:x="7.641cm" svg:y="5.0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1" draw:layer="layout" svg:width="2.076cm" svg:height="10.965cm" svg:x="0.028cm" svg:y="1.76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1.846cm" svg:height="0.993cm" svg:x="0.143cm" svg:y="1.87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7" draw:layer="layout" svg:width="1.846cm" svg:height="0.993cm" svg:x="0.143cm" svg:y="2.93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8" draw:layer="layout" svg:width="1.846cm" svg:height="0.992cm" svg:x="0.143cm" svg:y="3.98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9" draw:layer="layout" svg:width="1.846cm" svg:height="0.993cm" svg:x="0.143cm" svg:y="5.04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5:04:02.758558580</meta:creation-date>
    <dc:date>2017-01-04T15:21:14.743795069</dc:date>
    <meta:editing-duration>PT17M6S</meta:editing-duration>
    <meta:editing-cycles>11</meta:editing-cycles>
    <meta:generator>LibreOffice/5.2.3.3$Linux_X86_64 LibreOffice_project/20$Build-3</meta:generator>
    <meta:document-statistic meta:object-count="18"/>
  </office:meta>
</office:document-meta>
</file>